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P2">ROOMS_MASTER</text:p>
      <text:p text:style-name="Standard"/>
      <text:p text:style-name="Standard">need to update the <text:s/>create to redirect like edit and delte does</text:p>
      <text:p text:style-name="Standard">needs editing for occupation events and proper redirects</text:p>
      <text:p text:style-name="Standard"/>
      <text:p text:style-name="Standard">need to figure out how to get and display ownerless rooms</text:p>
      <text:p text:style-name="Standard"/>
      <text:p text:style-name="Standard">Remove My Room in favor of Rooms_Master for superusers.</text:p>
      <text:p text:style-name="Standard">Because editing things in myroom as superuser will redirect to rooms master?</text:p>
      <text:p text:style-name="Standard">Maybe this doesn't matter, idk just look at it</text:p>
      <text:p text:style-name="Standard">maybe default to their own room?</text:p>
      <text:p text:style-name="Standard"/>
      <text:p text:style-name="Standard">What about editing room preferences? Is that a redirect?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Model Thoughts ===</text:p>
      <text:p text:style-name="Standard"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6T09:06:56.96</dc:date>
    <dc:creator>Trevor Pierson</dc:creator>
    <meta:editing-duration>P2DT1H18M59S</meta:editing-duration>
    <meta:editing-cycles>16</meta:editing-cycles>
    <meta:generator>OpenOffice/4.1.13$Win32 OpenOffice.org_project/4113m1$Build-9810</meta:generator>
    <meta:document-statistic meta:table-count="0" meta:image-count="0" meta:object-count="0" meta:page-count="2" meta:paragraph-count="46" meta:word-count="365" meta:character-count="2073"/>
  </office:meta>
</office:document-meta>
</file>